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text-properties officeooo:rsid="000cd685" officeooo:paragraph-rsid="000cd685"/>
    </style:style>
    <style:style style:name="P2" style:family="paragraph" style:parent-style-name="Heading_20_3">
      <style:text-properties officeooo:rsid="000cd685" officeooo:paragraph-rsid="000cd685"/>
    </style:style>
    <style:style style:name="P3" style:family="paragraph" style:parent-style-name="Standard">
      <style:text-properties officeooo:rsid="000cd685" officeooo:paragraph-rsid="000cd685"/>
    </style:style>
    <style:style style:name="P4" style:family="paragraph" style:parent-style-name="Standard">
      <style:text-properties officeooo:paragraph-rsid="000cd685"/>
    </style:style>
    <style:style style:name="P5" style:family="paragraph" style:parent-style-name="Standard">
      <style:text-properties officeooo:rsid="000dd01e" officeooo:paragraph-rsid="000dd01e"/>
    </style:style>
    <style:style style:name="P6" style:family="paragraph" style:parent-style-name="Text_20_body">
      <style:text-properties officeooo:rsid="000cd685" officeooo:paragraph-rsid="000cd685"/>
    </style:style>
    <style:style style:name="P7" style:family="paragraph" style:parent-style-name="Text_20_body">
      <style:text-properties officeooo:paragraph-rsid="000cd685"/>
    </style:style>
    <style:style style:name="T1" style:family="text">
      <style:text-properties officeooo:rsid="000cd685"/>
    </style:style>
    <style:style style:name="T2" style:family="text">
      <style:text-properties officeooo:rsid="000dd0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ROS2 KOMUTLARI</text:h>
      <text:p text:style-name="Heading"/>
      <text:p text:style-name="Heading">ÇALIŞMA ALANI OLUŞTURMA</text:p>
      <text:p text:style-name="P3">$ colcon build</text:p>
      <text:p text:style-name="P3">kurulan dosyaların yanına src klasörü ekliyoruz ve projeyi oraya yazıyoruz</text:p>
      <text:p text:style-name="Heading">PAKET OLUŞTURMA</text:p>
      <text:p text:style-name="P3">$ ros2 pkg create [isim] --build-type ament_python --dependencies rclpy</text:p>
      <text:p text:style-name="P3">(src klasörünün altına oluşturulmalı)</text:p>
      <text:p text:style-name="P3">kodlar bunun içerisindeki isim/isim/ klasörü altına yazılır örn:// /my_pkg/my_pkg/new_py.py</text:p>
      <text:p text:style-name="P3"/>
      <text:p text:style-name="P3">#kodu yazdıktan sonra nodu konsoldan çağırabilmek için</text:p>
      <text:p text:style-name="P3">proje dosyasındaki setup.py içerisindeki scriptsin içerisinde örnekteki gibi yazıyoruz.</text:p>
      <text:p text:style-name="P3">"py_node = my_py_pkg.my_first_node:main" buradaki py_node kendi koydugumuz isimdir</text:p>
      <text:p text:style-name="P3">bu işlemin ardıdnan colcon build ile projeyi tekrardan build etmemiz gerekir</text:p>
      <text:p text:style-name="Heading"><text:span text:style-name="T1">PAKETİ </text:span>KURMAK</text:p>
      <text:p text:style-name="P3">colcon build</text:p>
      <text:p text:style-name="P3"/>
      <text:p text:style-name="P1"><text:span text:style-name="T2">NODE </text:span>REMAP YAPMAK</text:p>
      <text:p text:style-name="P3">ros2 run my_py_pkg py_node --ros-args --remap __node:=abc ##abc ismi ile yeni node çağırılır</text:p>
      <text:p text:style-name="P3"/>
      <text:p text:style-name="Heading">RQT</text:p>
      <text:p text:style-name="P5">$rqt #direkt rqt açar</text:p>
      <text:p text:style-name="P5">$rqt_graph #direkt rqt node gafını açar</text:p>
      <text:p text:style-name="P3"/>
      <text:p text:style-name="Heading">SE<text:span text:style-name="T2">RVICE REMAP VE CALL</text:span></text:p>
      <text:p text:style-name="Text_20_body">ros2 service call [o nodedaki servis ismi] [servis türü] [parametreler]</text:p>
      <text:p text:style-name="Text_20_body">örn: ros2 service call /add_two_ints_example example_interfaces/srv/AddTwoInts "{a: 5,b: 9}" </text:p>
      <text:p text:style-name="Text_20_body"/>
      <text:p text:style-name="Text_20_body">#service remapping</text:p>
      <text:p text:style-name="Text_20_body">ros2 run [paket ismi] [node etiketi] --ros-args --remap [node ismi]:=[yeni node ismi] </text:p>
      <text:p text:style-name="Text_20_body">ros2 run my_py_pkg add_two_ints_server --ros-args --remap add_two_ints:=yeni_isim</text:p>
      <text:h text:style-name="P2" text:outline-level="3"><text:soft-page-break/></text:h>
      <text:h text:style-name="P2" text:outline-level="3"/>
      <text:h text:style-name="P2" text:outline-level="3"/>
      <text:h text:style-name="P2" text:outline-level="3">BUNTU KOMUTLARI</text:h>
      <text:p text:style-name="P6"/>
      <text:p text:style-name="Standard">$ code </text:p>
      <text:p text:style-name="Standard">Vscode aç</text:p>
      <text:p text:style-name="Standard"/>
      <text:p text:style-name="P4">touch new_py.py</text:p>
      <text:p text:style-name="Standard">yeni dosya oluştur</text:p>
      <text:p text:style-name="Standard"/>
      <text:p text:style-name="P4">chmod +x my_first_node.py </text:p>
      <text:p text:style-name="P4">dosyayı çalıştırılabilir hale getirmek</text:p>
      <text:p text:style-name="P4"/>
      <text:p text:style-name="P4"/>
      <text:p text:style-name="Standard"/>
      <text:p text:style-name="Standard"/>
      <text:p text:style-name="P6"/>
      <text:p text:style-name="P7"/>
      <text:p text:style-name="P7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21:36:01.292007084</meta:creation-date>
    <dc:date>2024-12-03T21:49:14.485180063</dc:date>
    <meta:editing-duration>PT3M2S</meta:editing-duration>
    <meta:editing-cycles>1</meta:editing-cycles>
    <meta:document-statistic meta:table-count="0" meta:image-count="0" meta:object-count="0" meta:page-count="2" meta:paragraph-count="32" meta:word-count="178" meta:character-count="1333" meta:non-whitespace-character-count="1191"/>
    <meta:generator>LibreOffice/7.3.7.2$Linux_X86_64 LibreOffice_project/30$Build-2</meta:generator>
  </office:meta>
</office:document-meta>
</file>